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table:number-columns-repeated="2"/>
        </table:table-row>
        <table:table-row table:style-name="ro1" table:number-rows-repeated="1048373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6 Sheet1.C168:Sheet1.C171 Sheet1.C173:Sheet1.C174 Sheet1.C108:Sheet1.C133 Sheet1.C177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8:Sheet1.C158 Sheet1.C162:Sheet1.C162 Sheet1.C164:Sheet1.C164 Sheet1.C160:Sheet1.C16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1:Sheet1.C161 Sheet1.C163:Sheet1.C163 Sheet1.C165:Sheet1.C16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2:Sheet1.C17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6:Sheet1.C1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23:57:46.9753241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3T03:45:57.731174602</dc:date>
    <meta:editing-duration>P3DT3H21M34S</meta:editing-duration>
    <meta:editing-cycles>251</meta:editing-cycles>
    <meta:generator>LibreOffice/7.3.1.3$Linux_X86_64 LibreOffice_project/30$Build-3</meta:generator>
    <meta:document-statistic meta:table-count="1" meta:cell-count="844" meta:object-count="0"/>
  </office:meta>
</office:document-meta>
</file>